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none" draw:fill-color="#ffffff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-color="#99ff99"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5cm" svg:height="2cm" svg:x="3cm" svg:y="7.5cm">
          <text:p text:style-name="P1">Compile</text:p>
        </draw:rect>
        <draw:rect draw:style-name="gr1" draw:text-style-name="P1" draw:layer="layout" svg:width="4cm" svg:height="2cm" svg:x="7.1cm" svg:y="7.5cm">
          <text:p text:style-name="P1">Test</text:p>
        </draw:rect>
        <draw:rect draw:style-name="gr1" draw:text-style-name="P1" draw:layer="layout" svg:width="4cm" svg:height="2cm" svg:x="11.6cm" svg:y="7.5cm">
          <text:p text:style-name="P1">Package</text:p>
        </draw:rect>
        <draw:rect draw:style-name="gr1" draw:text-style-name="P1" draw:layer="layout" svg:width="4cm" svg:height="2cm" svg:x="16.1cm" svg:y="7.5cm">
          <text:p text:style-name="P1">Verifier</text:p>
        </draw:rect>
        <draw:rect draw:style-name="gr1" draw:text-style-name="P1" draw:layer="layout" svg:width="4cm" svg:height="2cm" svg:x="24.3cm" svg:y="7.5cm">
          <text:p text:style-name="P1">Déployer</text:p>
        </draw:rect>
        <draw:ellipse draw:style-name="gr1" draw:text-style-name="P1" xml:id="id1" draw:id="id1" draw:layer="layout" svg:width="10cm" svg:height="4cm" svg:x="2.5cm" svg:y="12cm">
          <text:p text:style-name="P1">GitHub</text:p>
        </draw:ellipse>
        <draw:custom-shape draw:style-name="gr2" draw:text-style-name="P1" draw:layer="layout" svg:width="18cm" svg:height="5cm" svg:x="2.5cm" svg:y="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1" draw:layer="layout" svg:x1="2.5cm" svg:y1="14cm" svg:x2="2.5cm" svg:y2="10.5cm">
          <text:p/>
        </draw:line>
        <draw:custom-shape draw:style-name="gr4" draw:text-style-name="P1" xml:id="id2" draw:id="id2" draw:layer="layout" svg:width="4.5cm" svg:height="5cm" svg:x="24cm" svg:y="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line-skew="4cm" svg:x1="12.5cm" svg:y1="14cm" svg:x2="24cm" svg:y2="8.5cm" draw:start-shape="id1" draw:start-glue-point="1" draw:end-shape="id2" draw:end-glue-point="5" svg:d="M12500 14000h9750v-5500h1750">
          <text:p/>
        </draw:connector>
        <draw:custom-shape draw:style-name="gr6" draw:text-style-name="P1" draw:layer="layout" svg:width="10cm" svg:height="3cm" svg:x="17cm" svg:y="12.5cm">
          <text:p text:style-name="P1">Heroku attend jusqu'a ce que</text:p>
          <text:p text:style-name="P1"><text:s/>le tarvise-ci termine avec succés</text:p>
          <text:p text:style-name="P1"><text:s/>puis lanceLe déploiement</text:p>
          <draw:enhanced-geometry svg:viewBox="0 0 21600 21600" draw:text-areas="800 800 20800 20800" draw:type="round-rectangular-callout" draw:modifiers="20226.3773622638 -14740.6864378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1" draw:layer="layout" svg:x1="20.5cm" svg:y1="8.5cm" svg:x2="22.5cm" svg:y2="8.5cm">
          <text:p/>
        </draw:line>
        <draw:frame draw:style-name="gr7" draw:text-style-name="P2" draw:layer="layout" svg:width="7.5cm" svg:height="1cm" svg:x="8cm" svg:y="6cm">
          <draw:text-box>
            <text:p text:style-name="P2">TARVIS-CI</text:p>
          </draw:text-box>
        </draw:frame>
        <draw:frame draw:style-name="gr7" draw:text-style-name="P2" draw:layer="layout" svg:width="4.5cm" svg:height="1cm" svg:x="24cm" svg:y="6cm">
          <draw:text-box>
            <text:p text:style-name="P2">HEROK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4M43S</meta:editing-duration>
    <meta:editing-cycles>3</meta:editing-cycles>
    <meta:generator>OpenOffice/4.1.5$Win32 OpenOffice.org_project/415m1$Build-9789</meta:generator>
    <dc:date>2018-01-25T00:33:52.09</dc:date>
    <dc:creator>salim alioua</dc:creator>
    <meta:document-statistic meta:object-count="14"/>
  </office:meta>
</office:document-meta>
</file>